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No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lectNode.Select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Node.setCases( ProcessingNode [ ] [ ] whenNodes , VariableResolver [ ] whenTests , ProcessingNode [ ] otherwhise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Node.invoke( Environment env , Invok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